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NDA TAREFA: Algorítimo de acordar</text:p>
      <text:p text:style-name="P1">(Brinquei um pouco com lógica de Programação Orientada a Objeto)</text:p>
      <text:p text:style-name="P1">Pessoa1 = Diogo</text:p>
      <text:p text:style-name="P1">Objeto 1 = Despertador</text:p>
      <text:p text:style-name="P1">Objeto 2 = Cama</text:p>
      <text:p text:style-name="P1">Objeto 3 = Banheiro</text:p>
      <text:p text:style-name="P1">Objeto 4 = PastaDeDente</text:p>
      <text:p text:style-name="P1">Objeto 5 = TampaDaPastaDeDente</text:p>
      <text:p text:style-name="P1">Objeto 6 = Pia</text:p>
      <text:p text:style-name="P1">Objeto 7 = Torneira</text:p>
      <text:p text:style-name="P1">Objeto 8 = EscovaDeDente</text:p>
      <text:p text:style-name="P1">1. Diogo ouve o Despertador tocar e desliga o Despertador</text:p>
      <text:p text:style-name="P1">2. Diogo levanta da Cama</text:p>
      <text:p text:style-name="P1">3. Diogo vai até o Banheiro</text:p>
      <text:p text:style-name="P1">4. Diogo pega a PastaDeDente e abre a TampaDaPastaDeDente</text:p>
      <text:p text:style-name="P1">5. Diogo coloca a TampaDaPastaDeDente sobre a Pia</text:p>
      <text:p text:style-name="P1">6. Com a mão livre, Diogo pega a EscovaDeDente</text:p>
      <text:p text:style-name="P1">7. Diogo coloca PastaDeDente na EscovaDeDente</text:p>
      <text:p text:style-name="P1">8. Diogo abre a Torneira</text:p>
      <text:p text:style-name="P1">9. Diogo coloca a EscovaDeDente sob a Torneira</text:p>
      <text:p text:style-name="P1">10. Diogo fecha a Torneira</text:p>
      <text:p text:style-name="P1">11. Diogo EscovaOsDentes()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6:19:41.987843800</meta:creation-date>
    <dc:date>2025-08-07T16:19:59.280237200</dc:date>
    <meta:editing-duration>PT17S</meta:editing-duration>
    <meta:editing-cycles>1</meta:editing-cycles>
    <meta:document-statistic meta:table-count="0" meta:image-count="0" meta:object-count="0" meta:page-count="1" meta:paragraph-count="23" meta:word-count="124" meta:character-count="710" meta:non-whitespace-character-count="607"/>
    <meta:generator>LibreOffice/25.2.4.3$Windows_X86_64 LibreOffice_project/33e196637044ead23f5c3226cde09b47731f7e27</meta:generator>
  </office:meta>
</office:document-meta>
</file>